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Avenir Next" svg:font-family="'Avenir Nex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Avenir Next" fo:font-size="12pt" fo:font-style="italic" style:text-underline-style="solid" style:text-underline-width="auto" style:text-underline-color="font-color" fo:font-weight="bold" officeooo:rsid="00144904" officeooo:paragraph-rsid="001f3658" style:font-size-asian="12pt" style:font-style-asian="italic" style:font-weight-asian="bold" style:font-size-complex="12pt" style:font-style-complex="italic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venir Next" fo:font-size="12pt" fo:font-style="italic" style:text-underline-style="none" fo:font-weight="normal" officeooo:rsid="00214f9f" officeooo:paragraph-rsid="00208560" style:font-size-asian="10.5pt" style:font-style-asian="italic" style:font-weight-asian="normal" style:font-size-complex="12pt" style:font-style-complex="italic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venir Next" fo:font-size="12pt" fo:font-style="italic" style:text-underline-style="none" fo:font-weight="normal" officeooo:rsid="00270c0f" officeooo:paragraph-rsid="00208560" style:font-size-asian="10.5pt" style:font-style-asian="italic" style:font-weight-asian="normal" style:font-size-complex="12pt" style:font-style-complex="italic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venir Next" fo:font-size="12pt" fo:font-style="italic" style:text-underline-style="none" fo:font-weight="normal" officeooo:rsid="00270c0f" officeooo:paragraph-rsid="00217422" style:font-size-asian="10.5pt" style:font-style-asian="italic" style:font-weight-asian="normal" style:font-size-complex="12pt" style:font-style-complex="italic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venir Next" fo:font-size="12pt" fo:font-style="italic" style:text-underline-style="none" fo:font-weight="normal" officeooo:rsid="00270c0f" officeooo:paragraph-rsid="002273f2" style:font-size-asian="10.5pt" style:font-style-asian="italic" style:font-weight-asian="normal" style:font-size-complex="12pt" style:font-style-complex="italic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venir Next" fo:font-size="12pt" fo:font-style="italic" style:text-underline-style="none" fo:font-weight="bold" officeooo:rsid="0050990f" officeooo:paragraph-rsid="002273f2" fo:background-color="#afd095" style:font-size-asian="10.5pt" style:font-style-asian="italic" style:font-weight-asian="bold" style:font-size-complex="12pt" style:font-style-complex="italic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venir Next" fo:font-size="12pt" fo:font-style="normal" style:text-underline-style="solid" style:text-underline-width="auto" style:text-underline-color="font-color" fo:font-weight="normal" officeooo:rsid="001a8837" officeooo:paragraph-rsid="00208560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venir Next" fo:font-size="12pt" fo:font-style="normal" style:text-underline-style="solid" style:text-underline-width="auto" style:text-underline-color="font-color" fo:font-weight="normal" officeooo:rsid="00144904" officeooo:paragraph-rsid="00208560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venir Next" fo:font-size="12pt" fo:font-style="normal" style:text-underline-style="solid" style:text-underline-width="auto" style:text-underline-color="font-color" fo:font-weight="bold" officeooo:rsid="001f3658" officeooo:paragraph-rsid="001f3658" style:font-size-asian="12pt" style:font-style-asian="normal" style:font-weight-asian="bold" style:font-size-complex="12pt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Avenir Next" fo:font-size="12pt" fo:font-style="normal" style:text-underline-style="solid" style:text-underline-width="auto" style:text-underline-color="font-color" fo:font-weight="bold" officeooo:rsid="00113da3" officeooo:paragraph-rsid="001f3658" style:font-size-asian="10.5pt" style:font-style-asian="normal" style:font-weight-asian="bold" style:font-size-complex="12pt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Avenir Next" fo:font-size="12pt" fo:font-style="normal" style:text-underline-style="solid" style:text-underline-width="auto" style:text-underline-color="font-color" fo:font-weight="bold" officeooo:rsid="004696c1" officeooo:paragraph-rsid="00217422" style:font-size-asian="10.5pt" style:font-style-asian="normal" style:font-weight-asian="bold" style:font-size-complex="12pt" style:font-style-complex="normal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Avenir Next" fo:font-size="12pt" fo:font-style="normal" style:text-underline-style="solid" style:text-underline-width="auto" style:text-underline-color="font-color" fo:font-weight="bold" officeooo:rsid="004696c1" officeooo:paragraph-rsid="002273f2" style:font-size-asian="10.5pt" style:font-style-asian="normal" style:font-weight-asian="bold" style:font-size-complex="12pt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Avenir Next" fo:font-size="12pt" fo:font-style="normal" style:text-underline-style="solid" style:text-underline-width="auto" style:text-underline-color="font-color" fo:font-weight="bold" officeooo:rsid="002b4b42" officeooo:paragraph-rsid="00208560" style:font-size-asian="10.5pt" style:font-style-asian="normal" style:font-weight-asian="bold" style:font-size-complex="12pt" style:font-style-complex="normal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Avenir Next" fo:font-size="12pt" fo:font-style="normal" style:text-underline-style="solid" style:text-underline-width="auto" style:text-underline-color="font-color" fo:font-weight="bold" officeooo:rsid="00113da3" officeooo:paragraph-rsid="001f3658" fo:background-color="transparent" style:font-size-asian="10.5pt" style:font-style-asian="normal" style:font-weight-asian="bold" style:font-size-complex="12pt" style:font-style-complex="normal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Avenir Next" fo:font-size="12pt" fo:font-style="normal" style:text-underline-style="solid" style:text-underline-width="auto" style:text-underline-color="font-color" fo:font-weight="bold" officeooo:rsid="00144904" officeooo:paragraph-rsid="001f3658" fo:background-color="transparent" style:font-size-asian="10.5pt" style:font-style-asian="normal" style:font-weight-asian="bold" style:font-size-complex="12pt" style:font-style-complex="normal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Avenir Next" fo:font-size="12pt" fo:font-style="normal" style:text-underline-style="none" fo:font-weight="normal" officeooo:rsid="00270c0f" officeooo:paragraph-rsid="00208560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Avenir Next" fo:font-size="12pt" fo:font-style="normal" style:text-underline-style="none" fo:font-weight="normal" officeooo:rsid="0026c843" officeooo:paragraph-rsid="00208560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Avenir Next" fo:font-size="12pt" fo:font-style="normal" style:text-underline-style="none" fo:font-weight="normal" officeooo:rsid="0026c843" officeooo:paragraph-rsid="00217422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Avenir Next" fo:font-size="12pt" fo:font-style="normal" style:text-underline-style="none" fo:font-weight="normal" officeooo:rsid="0026c843" officeooo:paragraph-rsid="002273f2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Avenir Next" fo:font-size="12pt" fo:font-style="normal" style:text-underline-style="none" fo:font-weight="normal" officeooo:rsid="00214f9f" officeooo:paragraph-rsid="00208560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Avenir Next" fo:font-size="12pt" fo:font-style="normal" style:text-underline-style="none" fo:font-weight="normal" officeooo:rsid="00214f9f" officeooo:paragraph-rsid="00217422" style:font-size-asian="10.5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Avenir Next" fo:font-size="12pt" fo:font-style="normal" style:text-underline-style="none" fo:font-weight="normal" officeooo:rsid="00270c0f" officeooo:paragraph-rsid="00208560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Avenir Next" fo:font-size="12pt" fo:font-style="normal" style:text-underline-style="none" fo:font-weight="normal" officeooo:rsid="0029a17c" officeooo:paragraph-rsid="00208560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Avenir Next" fo:font-size="12pt" fo:font-style="normal" style:text-underline-style="none" fo:font-weight="normal" officeooo:rsid="00113da3" officeooo:paragraph-rsid="00217422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Avenir Next" fo:font-size="12pt" fo:font-style="normal" style:text-underline-style="none" fo:font-weight="normal" officeooo:rsid="00144904" officeooo:paragraph-rsid="001f3658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Avenir Next" fo:font-size="12pt" fo:font-style="normal" style:text-underline-style="none" fo:font-weight="normal" officeooo:rsid="001e0c0c" officeooo:paragraph-rsid="001f3658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Avenir Next" fo:font-size="12pt" fo:font-style="normal" style:text-underline-style="none" fo:font-weight="bold" officeooo:rsid="005c05e3" officeooo:paragraph-rsid="002baf75" fo:background-color="transparent" style:font-size-asian="10.5pt" style:font-style-asian="normal" style:font-weight-asian="bold" style:font-size-complex="12pt" style:font-style-complex="normal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Avenir Next" fo:font-size="12pt" style:text-underline-style="solid" style:text-underline-width="auto" style:text-underline-color="font-color" fo:font-weight="bold" officeooo:rsid="00113da3" officeooo:paragraph-rsid="001f3658" style:font-size-asian="10.5pt" style:font-weight-asian="bold" style:font-size-complex="12pt" style:font-weight-complex="bold"/>
    </style:style>
    <style:style style:name="P29" style:family="paragraph" style:parent-style-name="Standard">
      <style:paragraph-properties fo:text-align="start" style:justify-single-word="false"/>
      <style:text-properties style:font-name="Avenir Next" fo:font-size="12pt" style:text-underline-style="solid" style:text-underline-width="auto" style:text-underline-color="font-color" fo:font-weight="bold" officeooo:rsid="00113da3" officeooo:paragraph-rsid="00208560" style:font-size-asian="10.5pt" style:font-weight-asian="bold" style:font-size-complex="12pt" style:font-weight-complex="bold"/>
    </style:style>
    <style:style style:name="P30" style:family="paragraph" style:parent-style-name="Standard">
      <style:paragraph-properties fo:text-align="start" style:justify-single-word="false"/>
      <style:text-properties style:font-name="Avenir Next" fo:font-size="12pt" style:text-underline-style="solid" style:text-underline-width="auto" style:text-underline-color="font-color" fo:font-weight="bold" officeooo:rsid="00113da3" officeooo:paragraph-rsid="00217422" style:font-size-asian="10.5pt" style:font-weight-asian="bold" style:font-size-complex="12pt" style:font-weight-complex="bold"/>
    </style:style>
    <style:style style:name="P31" style:family="paragraph" style:parent-style-name="Standard">
      <style:paragraph-properties fo:text-align="start" style:justify-single-word="false"/>
      <style:text-properties style:font-name="Avenir Next" fo:font-size="12pt" style:text-underline-style="solid" style:text-underline-width="auto" style:text-underline-color="font-color" fo:font-weight="normal" officeooo:rsid="001a8837" officeooo:paragraph-rsid="00208560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Avenir Next" fo:font-size="12pt" style:text-underline-style="none" fo:font-weight="normal" officeooo:rsid="00270c0f" officeooo:paragraph-rsid="001f3658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Avenir Next" fo:font-size="12pt" style:text-underline-style="none" fo:font-weight="normal" officeooo:rsid="00214f9f" officeooo:paragraph-rsid="00208560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Avenir Next" fo:font-size="12pt" style:text-underline-style="none" fo:font-weight="normal" officeooo:rsid="00113da3" officeooo:paragraph-rsid="00208560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Avenir Next" fo:font-size="12pt" style:text-underline-style="none" fo:font-weight="normal" officeooo:rsid="00113da3" officeooo:paragraph-rsid="00217422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Avenir Next" fo:font-size="12pt" style:text-underline-style="none" fo:font-weight="normal" officeooo:rsid="00113da3" officeooo:paragraph-rsid="002273f2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Avenir Next" fo:font-size="12pt" style:text-underline-style="none" fo:font-weight="normal" officeooo:rsid="004beea9" officeooo:paragraph-rsid="00217422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Avenir Next" fo:font-size="12pt" style:text-underline-style="none" fo:font-weight="bold" officeooo:rsid="00214f9f" officeooo:paragraph-rsid="00208560" style:font-size-asian="10.5pt" style:font-weight-asian="bold" style:font-size-complex="12pt" style:font-weight-complex="bold"/>
    </style:style>
    <style:style style:name="P39" style:family="paragraph" style:parent-style-name="Standard">
      <style:text-properties style:font-name="Avenir Next" fo:font-weight="bold" officeooo:rsid="00113da3" officeooo:paragraph-rsid="001f3658" style:font-weight-asian="bold" style:font-weight-complex="bold"/>
    </style:style>
    <style:style style:name="P40" style:family="paragraph" style:parent-style-name="Standard">
      <style:text-properties style:font-name="Avenir Next" officeooo:rsid="00113da3" officeooo:paragraph-rsid="001f3658"/>
    </style:style>
    <style:style style:name="P41" style:family="paragraph" style:parent-style-name="Standard">
      <style:paragraph-properties fo:text-align="center" style:justify-single-word="false"/>
      <style:text-properties style:font-name="Avenir Next" fo:font-size="14pt" style:text-underline-style="solid" style:text-underline-width="auto" style:text-underline-color="font-color" fo:font-weight="bold" officeooo:rsid="00113da3" officeooo:paragraph-rsid="001f3658" style:font-size-asian="14pt" style:font-weight-asian="bold" style:font-size-complex="14pt" style:font-weight-complex="bold"/>
    </style:style>
    <style:style style:name="P42" style:family="paragraph" style:parent-style-name="Standard">
      <style:paragraph-properties fo:text-align="start" style:justify-single-word="false"/>
      <style:text-properties style:font-name="Avenir Next" fo:font-size="14pt" style:text-underline-style="none" fo:font-weight="normal" officeooo:rsid="00113da3" officeooo:paragraph-rsid="001f3658" style:font-size-asian="14pt" style:font-weight-asian="normal" style:font-size-complex="14pt" style:font-weight-complex="normal"/>
    </style:style>
    <style:style style:name="P43" style:family="paragraph" style:parent-style-name="Standard">
      <style:paragraph-properties fo:text-align="start" style:justify-single-word="false"/>
      <style:text-properties officeooo:paragraph-rsid="001f3658"/>
    </style:style>
    <style:style style:name="P44" style:family="paragraph" style:parent-style-name="Standard">
      <style:paragraph-properties fo:text-align="start" style:justify-single-word="false"/>
      <style:text-properties officeooo:paragraph-rsid="00208560"/>
    </style:style>
    <style:style style:name="P45" style:family="paragraph" style:parent-style-name="Standard">
      <style:paragraph-properties fo:text-align="start" style:justify-single-word="false"/>
      <style:text-properties officeooo:paragraph-rsid="00217422"/>
    </style:style>
    <style:style style:name="P46" style:family="paragraph" style:parent-style-name="Standard">
      <style:paragraph-properties fo:text-align="start" style:justify-single-word="false"/>
      <style:text-properties officeooo:paragraph-rsid="002273f2"/>
    </style:style>
    <style:style style:name="P47" style:family="paragraph" style:parent-style-name="Standard">
      <style:paragraph-properties fo:text-align="start" style:justify-single-word="false"/>
      <style:text-properties officeooo:paragraph-rsid="0029a493"/>
    </style:style>
    <style:style style:name="P48" style:family="paragraph" style:parent-style-name="Standard">
      <style:paragraph-properties fo:text-align="start" style:justify-single-word="false"/>
      <style:text-properties style:use-window-font-color="true" loext:opacity="0%" style:font-name="Avenir Next" fo:font-size="12pt" fo:font-style="normal" style:text-underline-style="none" fo:font-weight="bold" officeooo:rsid="00613127" officeooo:paragraph-rsid="001f3658" fo:background-color="#dde8cb" style:font-size-asian="12pt" style:font-style-asian="normal" style:font-weight-asian="bold" style:font-size-complex="12pt" style:font-style-complex="normal" style:font-weight-complex="bold"/>
    </style:style>
    <style:style style:name="P49" style:family="paragraph" style:parent-style-name="Standard">
      <style:paragraph-properties fo:text-align="start" style:justify-single-word="false"/>
      <style:text-properties style:use-window-font-color="true" loext:opacity="0%" style:text-line-through-style="none" style:text-line-through-type="none" style:font-name="Avenir Next" fo:font-size="12pt" fo:font-style="normal" style:text-underline-style="none" fo:font-weight="bold" officeooo:rsid="00613127" officeooo:paragraph-rsid="001f3658" fo:background-color="#fff5ce" style:font-size-asian="12pt" style:font-style-asian="normal" style:font-weight-asian="bold" style:font-size-complex="12pt" style:font-style-complex="normal" style:font-weight-complex="bold"/>
    </style:style>
    <style:style style:name="P50" style:family="paragraph" style:parent-style-name="Standard">
      <style:paragraph-properties fo:text-align="start" style:justify-single-word="false"/>
      <style:text-properties fo:font-weight="bold" officeooo:paragraph-rsid="00217422" style:font-weight-asian="bold" style:font-weight-complex="bold"/>
    </style:style>
    <style:style style:name="P51" style:family="paragraph" style:parent-style-name="Standard" style:list-style-name="L1">
      <style:paragraph-properties fo:text-align="start" style:justify-single-word="false"/>
      <style:text-properties style:font-name="Avenir Next" fo:font-size="12pt" fo:font-style="normal" style:text-underline-style="none" fo:font-weight="bold" officeooo:rsid="00144904" officeooo:paragraph-rsid="001f3658" style:font-size-asian="10.5pt" style:font-style-asian="normal" style:font-weight-asian="bold" style:font-size-complex="12pt" style:font-style-complex="normal" style:font-weight-complex="bold"/>
    </style:style>
    <style:style style:name="P52" style:family="paragraph" style:parent-style-name="Standard" style:list-style-name="L3">
      <style:paragraph-properties fo:text-align="start" style:justify-single-word="false"/>
      <style:text-properties style:font-name="Avenir Next" fo:font-size="12pt" fo:font-style="normal" style:text-underline-style="none" fo:font-weight="bold" officeooo:rsid="00214f9f" officeooo:paragraph-rsid="00208560" style:font-size-asian="10.5pt" style:font-style-asian="normal" style:font-weight-asian="bold" style:font-size-complex="12pt" style:font-style-complex="normal" style:font-weight-complex="bold"/>
    </style:style>
    <style:style style:name="P53" style:family="paragraph" style:parent-style-name="Standard" style:list-style-name="L4">
      <style:paragraph-properties fo:text-align="start" style:justify-single-word="false"/>
      <style:text-properties style:font-name="Avenir Next" fo:font-size="12pt" fo:font-style="normal" style:text-underline-style="none" fo:font-weight="bold" officeooo:rsid="004696c1" officeooo:paragraph-rsid="00217422" style:font-size-asian="10.5pt" style:font-style-asian="normal" style:font-weight-asian="bold" style:font-size-complex="12pt" style:font-style-complex="normal" style:font-weight-complex="bold"/>
    </style:style>
    <style:style style:name="P54" style:family="paragraph" style:parent-style-name="Standard">
      <style:paragraph-properties fo:text-align="start" style:justify-single-word="false"/>
      <style:text-properties style:font-name="Avenir Next" fo:font-size="12pt" fo:font-style="normal" style:text-underline-style="none" fo:font-weight="bold" officeooo:rsid="00692d20" officeooo:paragraph-rsid="002273f2" style:font-size-asian="10.5pt" style:font-style-asian="normal" style:font-weight-asian="bold" style:font-size-complex="12pt" style:font-style-complex="normal" style:font-weight-complex="bold"/>
    </style:style>
    <style:style style:name="P55" style:family="paragraph" style:parent-style-name="Standard" style:list-style-name="L1">
      <style:paragraph-properties fo:text-align="start" style:justify-single-word="false"/>
      <style:text-properties style:font-name="Avenir Next" fo:font-size="12pt" fo:font-style="normal" style:text-underline-style="none" fo:font-weight="bold" officeooo:rsid="00144904" officeooo:paragraph-rsid="001f3658" fo:background-color="#afd095" style:font-size-asian="10.5pt" style:font-style-asian="normal" style:font-weight-asian="bold" style:font-size-complex="12pt" style:font-style-complex="normal" style:font-weight-complex="bold"/>
    </style:style>
    <style:style style:name="P56" style:family="paragraph" style:parent-style-name="Standard" style:list-style-name="L2">
      <style:paragraph-properties fo:text-align="start" style:justify-single-word="false"/>
      <style:text-properties style:font-name="Avenir Next" fo:font-size="12pt" fo:font-style="normal" style:text-underline-style="none" fo:font-weight="bold" officeooo:rsid="001e0c0c" officeooo:paragraph-rsid="00208560" fo:background-color="transparent" style:font-size-asian="10.5pt" style:font-style-asian="normal" style:font-weight-asian="bold" style:font-size-complex="12pt" style:font-style-complex="normal" style:font-weight-complex="bold"/>
    </style:style>
    <style:style style:name="P57" style:family="paragraph" style:parent-style-name="Standard">
      <style:paragraph-properties fo:text-align="start" style:justify-single-word="false"/>
      <style:text-properties style:font-name="Avenir Next" fo:font-size="12pt" fo:font-style="normal" style:text-underline-style="none" fo:font-weight="bold" officeooo:rsid="005c05e3" officeooo:paragraph-rsid="002baf75" fo:background-color="transparent" style:font-size-asian="10.5pt" style:font-style-asian="normal" style:font-weight-asian="bold" style:font-size-complex="12pt" style:font-style-complex="normal" style:font-weight-complex="bold"/>
    </style:style>
    <style:style style:name="P58" style:family="paragraph" style:parent-style-name="Standard">
      <style:paragraph-properties fo:text-align="start" style:justify-single-word="false"/>
      <style:text-properties style:font-name="Avenir Next" fo:font-size="12pt" fo:font-style="normal" style:text-underline-style="none" fo:font-weight="bold" officeooo:rsid="005c05e3" officeooo:paragraph-rsid="002f35dd" fo:background-color="transparent" style:font-size-asian="10.5pt" style:font-style-asian="normal" style:font-weight-asian="bold" style:font-size-complex="12pt" style:font-style-complex="normal" style:font-weight-complex="bold"/>
    </style:style>
    <style:style style:name="P59" style:family="paragraph" style:parent-style-name="Standard">
      <style:paragraph-properties fo:text-align="start" style:justify-single-word="false"/>
      <style:text-properties style:font-name="Avenir Next" fo:font-size="12pt" fo:font-style="normal" style:text-underline-style="none" fo:font-weight="normal" officeooo:rsid="002d4c29" officeooo:paragraph-rsid="002baf75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60" style:family="paragraph" style:parent-style-name="Standard" style:list-style-name="L1">
      <style:paragraph-properties fo:text-align="start" style:justify-single-word="false"/>
      <style:text-properties style:font-name="Avenir Next" fo:font-size="12pt" fo:font-style="normal" style:text-underline-style="solid" style:text-underline-width="auto" style:text-underline-color="font-color" fo:font-weight="bold" officeooo:rsid="00113da3" officeooo:paragraph-rsid="001f3658" style:font-size-asian="10.5pt" style:font-style-asian="normal" style:font-weight-asian="bold" style:font-size-complex="12pt" style:font-style-complex="normal" style:font-weight-complex="bold"/>
    </style:style>
    <style:style style:name="P61" style:family="paragraph" style:parent-style-name="Standard" style:list-style-name="L2">
      <style:paragraph-properties fo:text-align="start" style:justify-single-word="false"/>
      <style:text-properties style:font-name="Avenir Next" fo:font-size="12pt" fo:font-style="normal" style:text-underline-style="solid" style:text-underline-width="auto" style:text-underline-color="font-color" fo:font-weight="bold" officeooo:rsid="00113da3" officeooo:paragraph-rsid="001f3658" fo:background-color="transparent" style:font-size-asian="10.5pt" style:font-style-asian="normal" style:font-weight-asian="bold" style:font-size-complex="12pt" style:font-style-complex="normal" style:font-weight-complex="bold"/>
    </style:style>
    <style:style style:name="P62" style:family="paragraph" style:parent-style-name="Standard" style:list-style-name="L4">
      <style:paragraph-properties fo:text-align="start" style:justify-single-word="false"/>
      <style:text-properties style:font-name="Avenir Next" fo:font-size="12pt" fo:font-style="italic" style:text-underline-style="none" fo:font-weight="bold" officeooo:rsid="004696c1" officeooo:paragraph-rsid="00217422" fo:background-color="transparent" style:font-size-asian="10.5pt" style:font-style-asian="italic" style:font-weight-asian="bold" style:font-size-complex="12pt" style:font-style-complex="italic" style:font-weight-complex="bold"/>
    </style:style>
    <style:style style:name="P63" style:family="paragraph" style:parent-style-name="Standard" style:list-style-name="L3">
      <style:paragraph-properties fo:text-align="start" style:justify-single-word="false"/>
      <style:text-properties officeooo:paragraph-rsid="00208560"/>
    </style:style>
    <style:style style:name="P64" style:family="paragraph" style:parent-style-name="Standard" style:list-style-name="L5">
      <style:paragraph-properties fo:text-align="start" style:justify-single-word="false"/>
      <style:text-properties officeooo:paragraph-rsid="002273f2"/>
    </style:style>
    <style:style style:name="P65" style:family="paragraph" style:parent-style-name="Standard">
      <style:paragraph-properties fo:text-align="start" style:justify-single-word="false"/>
      <style:text-properties officeooo:paragraph-rsid="002f35dd"/>
    </style:style>
    <style:style style:name="T1" style:family="text">
      <style:text-properties officeooo:rsid="001f3658"/>
    </style:style>
    <style:style style:name="T2" style:family="text">
      <style:text-properties style:font-name="Avenir Next" fo:font-size="12pt" style:text-underline-style="none" fo:font-weight="normal" officeooo:rsid="00270c0f" style:font-size-asian="10.5pt" style:font-weight-asian="normal" style:font-size-complex="12pt" style:font-weight-complex="normal"/>
    </style:style>
    <style:style style:name="T3" style:family="text">
      <style:text-properties style:font-name="Avenir Next" fo:font-size="12pt" style:text-underline-style="none" fo:font-weight="normal" officeooo:rsid="002d0738" style:font-size-asian="10.5pt" style:font-weight-asian="normal" style:font-size-complex="12pt" style:font-weight-complex="normal"/>
    </style:style>
    <style:style style:name="T4" style:family="text">
      <style:text-properties style:font-name="Avenir Next" fo:font-size="12pt" style:text-underline-style="none" fo:font-weight="normal" officeooo:rsid="001ad3c0" style:font-size-asian="10.5pt" style:font-weight-asian="normal" style:font-size-complex="12pt" style:font-weight-complex="normal"/>
    </style:style>
    <style:style style:name="T5" style:family="text">
      <style:text-properties style:font-name="Avenir Next" fo:font-size="12pt" style:text-underline-style="none" fo:font-weight="normal" officeooo:rsid="00214f9f" style:font-size-asian="10.5pt" style:font-weight-asian="normal" style:font-size-complex="12pt" style:font-weight-complex="normal"/>
    </style:style>
    <style:style style:name="T6" style:family="text">
      <style:text-properties style:font-name="Avenir Next" fo:font-size="12pt" style:text-underline-style="none" fo:font-weight="normal" officeooo:rsid="002ebc2d" style:font-size-asian="10.5pt" style:font-weight-asian="normal" style:font-size-complex="12pt" style:font-weight-complex="normal"/>
    </style:style>
    <style:style style:name="T7" style:family="text">
      <style:text-properties style:font-name="Avenir Next" fo:font-size="12pt" style:text-underline-style="none" fo:font-weight="normal" officeooo:rsid="001f3658" style:font-size-asian="10.5pt" style:font-weight-asian="normal" style:font-size-complex="12pt" style:font-weight-complex="normal"/>
    </style:style>
    <style:style style:name="T8" style:family="text">
      <style:text-properties style:font-name="Avenir Next" fo:font-size="12pt" style:text-underline-style="none" fo:font-weight="normal" officeooo:rsid="00227b5b" style:font-size-asian="10.5pt" style:font-weight-asian="normal" style:font-size-complex="12pt" style:font-weight-complex="normal"/>
    </style:style>
    <style:style style:name="T9" style:family="text">
      <style:text-properties style:font-name="Avenir Next" fo:font-size="12pt" style:text-underline-style="none" fo:font-weight="normal" officeooo:rsid="00339f1b" style:font-size-asian="10.5pt" style:font-weight-asian="normal" style:font-size-complex="12pt" style:font-weight-complex="normal"/>
    </style:style>
    <style:style style:name="T10" style:family="text">
      <style:text-properties style:font-name="Avenir Next" fo:font-size="12pt" style:text-underline-style="none" fo:font-weight="normal" officeooo:rsid="002ebc2d" fo:background-color="#afd095" loext:char-shading-value="0" style:font-size-asian="10.5pt" style:font-weight-asian="normal" style:font-size-complex="12pt" style:font-weight-complex="normal"/>
    </style:style>
    <style:style style:name="T11" style:family="text">
      <style:text-properties style:font-name="Avenir Next" fo:font-size="12pt" style:text-underline-style="none" fo:font-weight="normal" officeooo:rsid="00214f9f" fo:background-color="#afd095" loext:char-shading-value="0" style:font-size-asian="10.5pt" style:font-weight-asian="normal" style:font-size-complex="12pt" style:font-weight-complex="normal"/>
    </style:style>
    <style:style style:name="T12" style:family="text">
      <style:text-properties style:font-name="Avenir Next" fo:font-size="12pt" fo:font-style="normal" style:text-underline-style="none" fo:font-weight="bold" officeooo:rsid="00214f9f" style:font-size-asian="10.5pt" style:font-style-asian="normal" style:font-weight-asian="bold" style:font-size-complex="12pt" style:font-style-complex="normal" style:font-weight-complex="bold"/>
    </style:style>
    <style:style style:name="T13" style:family="text">
      <style:text-properties style:font-name="Avenir Next" fo:font-size="12pt" fo:font-style="normal" style:text-underline-style="none" fo:font-weight="bold" officeooo:rsid="0026c843" style:font-size-asian="10.5pt" style:font-style-asian="normal" style:font-weight-asian="bold" style:font-size-complex="12pt" style:font-style-complex="normal" style:font-weight-complex="bold"/>
    </style:style>
    <style:style style:name="T14" style:family="text">
      <style:text-properties style:font-name="Avenir Next" fo:font-size="12pt" fo:font-style="normal" style:text-underline-style="none" fo:font-weight="bold" officeooo:rsid="0049eb4e" style:font-size-asian="10.5pt" style:font-style-asian="normal" style:font-weight-asian="bold" style:font-size-complex="12pt" style:font-style-complex="normal" style:font-weight-complex="bold"/>
    </style:style>
    <style:style style:name="T15" style:family="text">
      <style:text-properties style:font-name="Avenir Next" fo:font-size="12pt" fo:font-style="normal" style:text-underline-style="none" fo:font-weight="bold" officeooo:rsid="004696c1" style:font-size-asian="10.5pt" style:font-style-asian="normal" style:font-weight-asian="bold" style:font-size-complex="12pt" style:font-style-complex="normal" style:font-weight-complex="bold"/>
    </style:style>
    <style:style style:name="T16" style:family="text">
      <style:text-properties style:font-name="Avenir Next" fo:font-size="12pt" fo:font-style="normal" style:text-underline-style="none" fo:font-weight="bold" officeooo:rsid="0025e743" style:font-size-asian="10.5pt" style:font-style-asian="normal" style:font-weight-asian="bold" style:font-size-complex="12pt" style:font-style-complex="normal" style:font-weight-complex="bold"/>
    </style:style>
    <style:style style:name="T17" style:family="text">
      <style:text-properties style:font-name="Avenir Next" fo:font-size="12pt" fo:font-style="normal" style:text-underline-style="none" fo:font-weight="bold" officeooo:rsid="00214f9f" fo:background-color="#afd095" loext:char-shading-value="0" style:font-size-asian="10.5pt" style:font-style-asian="normal" style:font-weight-asian="bold" style:font-size-complex="12pt" style:font-style-complex="normal" style:font-weight-complex="bold"/>
    </style:style>
    <style:style style:name="T18" style:family="text">
      <style:text-properties style:font-name="Avenir Next" fo:font-size="12pt" fo:font-style="normal" style:text-underline-style="none" fo:font-weight="bold" officeooo:rsid="003d15fd" fo:background-color="#afd095" loext:char-shading-value="0" style:font-size-asian="10.5pt" style:font-style-asian="normal" style:font-weight-asian="bold" style:font-size-complex="12pt" style:font-style-complex="normal" style:font-weight-complex="bold"/>
    </style:style>
    <style:style style:name="T19" style:family="text">
      <style:text-properties style:font-name="Avenir Next" fo:font-size="12pt" fo:font-style="normal" style:text-underline-style="none" fo:font-weight="bold" officeooo:rsid="00364271" fo:background-color="#afd095" loext:char-shading-value="0" style:font-size-asian="10.5pt" style:font-style-asian="normal" style:font-weight-asian="bold" style:font-size-complex="12pt" style:font-style-complex="normal" style:font-weight-complex="bold"/>
    </style:style>
    <style:style style:name="T20" style:family="text">
      <style:text-properties style:font-name="Avenir Next" fo:font-size="12pt" fo:font-style="normal" style:text-underline-style="none" fo:font-weight="bold" officeooo:rsid="004696c1" fo:background-color="#afd095" loext:char-shading-value="0" style:font-size-asian="10.5pt" style:font-style-asian="normal" style:font-weight-asian="bold" style:font-size-complex="12pt" style:font-style-complex="normal" style:font-weight-complex="bold"/>
    </style:style>
    <style:style style:name="T21" style:family="text">
      <style:text-properties style:font-name="Avenir Next" fo:font-size="12pt" fo:font-style="normal" style:text-underline-style="none" fo:font-weight="bold" officeooo:rsid="002f3515" fo:background-color="#afd095" loext:char-shading-value="0" style:font-size-asian="10.5pt" style:font-style-asian="normal" style:font-weight-asian="bold" style:font-size-complex="12pt" style:font-style-complex="normal" style:font-weight-complex="bold"/>
    </style:style>
    <style:style style:name="T22" style:family="text">
      <style:text-properties style:font-name="Avenir Next" fo:font-size="12pt" fo:font-style="normal" style:text-underline-style="none" fo:font-weight="bold" officeooo:rsid="002f35dd" fo:background-color="transparent" loext:char-shading-value="0" style:font-size-asian="10.5pt" style:font-style-asian="normal" style:font-weight-asian="bold" style:font-size-complex="12pt" style:font-style-complex="normal" style:font-weight-complex="bold"/>
    </style:style>
    <style:style style:name="T23" style:family="text">
      <style:text-properties style:font-name="Avenir Next" fo:font-size="12pt" fo:font-style="normal" style:text-underline-style="none" fo:font-weight="normal" officeooo:rsid="00214f9f" style:font-size-asian="10.5pt" style:font-style-asian="normal" style:font-weight-asian="normal" style:font-size-complex="12pt" style:font-style-complex="normal" style:font-weight-complex="normal"/>
    </style:style>
    <style:style style:name="T24" style:family="text">
      <style:text-properties style:font-name="Avenir Next" fo:font-size="12pt" fo:font-style="normal" style:text-underline-style="none" fo:font-weight="normal" officeooo:rsid="0026c843" style:font-size-asian="10.5pt" style:font-style-asian="normal" style:font-weight-asian="normal" style:font-size-complex="12pt" style:font-style-complex="normal" style:font-weight-complex="normal"/>
    </style:style>
    <style:style style:name="T25" style:family="text">
      <style:text-properties style:font-name="Avenir Next" fo:font-size="12pt" fo:font-style="normal" style:text-underline-style="none" fo:font-weight="normal" officeooo:rsid="003ef57b" style:font-size-asian="10.5pt" style:font-style-asian="normal" style:font-weight-asian="normal" style:font-size-complex="12pt" style:font-style-complex="normal" style:font-weight-complex="normal"/>
    </style:style>
    <style:style style:name="T26" style:family="text">
      <style:text-properties style:font-name="Avenir Next" fo:font-size="12pt" fo:font-style="normal" style:text-underline-style="none" fo:font-weight="normal" officeooo:rsid="00453363" style:font-size-asian="10.5pt" style:font-style-asian="normal" style:font-weight-asian="normal" style:font-size-complex="12pt" style:font-style-complex="normal" style:font-weight-complex="normal"/>
    </style:style>
    <style:style style:name="T27" style:family="text">
      <style:text-properties style:font-name="Avenir Next" fo:font-size="12pt" fo:font-style="normal" style:text-underline-style="none" fo:font-weight="normal" officeooo:rsid="00217422" style:font-size-asian="10.5pt" style:font-style-asian="normal" style:font-weight-asian="normal" style:font-size-complex="12pt" style:font-style-complex="normal" style:font-weight-complex="normal"/>
    </style:style>
    <style:style style:name="T28" style:family="text">
      <style:text-properties style:font-name="Avenir Next" fo:font-size="12pt" fo:font-style="normal" style:text-underline-style="none" fo:font-weight="normal" officeooo:rsid="0044faa0" style:font-size-asian="10.5pt" style:font-style-asian="normal" style:font-weight-asian="normal" style:font-size-complex="12pt" style:font-style-complex="normal" style:font-weight-complex="normal"/>
    </style:style>
    <style:style style:name="T29" style:family="text">
      <style:text-properties style:font-name="Avenir Next" fo:font-size="12pt" fo:font-style="normal" style:text-underline-style="none" fo:font-weight="normal" officeooo:rsid="004bc1d0" style:font-size-asian="10.5pt" style:font-style-asian="normal" style:font-weight-asian="normal" style:font-size-complex="12pt" style:font-style-complex="normal" style:font-weight-complex="normal"/>
    </style:style>
    <style:style style:name="T30" style:family="text">
      <style:text-properties style:font-name="Avenir Next" fo:font-size="12pt" fo:font-style="normal" style:text-underline-style="none" fo:font-weight="normal" officeooo:rsid="004beea9" style:font-size-asian="10.5pt" style:font-style-asian="normal" style:font-weight-asian="normal" style:font-size-complex="12pt" style:font-style-complex="normal" style:font-weight-complex="normal"/>
    </style:style>
    <style:style style:name="T31" style:family="text">
      <style:text-properties style:font-name="Avenir Next" fo:font-size="12pt" fo:font-style="normal" style:text-underline-style="none" fo:font-weight="normal" officeooo:rsid="0029a493" style:font-size-asian="10.5pt" style:font-style-asian="normal" style:font-weight-asian="normal" style:font-size-complex="12pt" style:font-style-complex="normal" style:font-weight-complex="normal"/>
    </style:style>
    <style:style style:name="T32" style:family="text">
      <style:text-properties style:font-name="Avenir Next" fo:font-size="12pt" fo:font-style="normal" style:text-underline-style="none" fo:font-weight="normal" officeooo:rsid="003095b7" style:font-size-asian="10.5pt" style:font-style-asian="normal" style:font-weight-asian="normal" style:font-size-complex="12pt" style:font-style-complex="normal" style:font-weight-complex="normal"/>
    </style:style>
    <style:style style:name="T33" style:family="text">
      <style:text-properties style:font-name="Avenir Next" fo:font-size="12pt" fo:font-style="normal" style:text-underline-style="none" fo:font-weight="normal" officeooo:rsid="00214f9f" fo:background-color="#afd095" loext:char-shading-value="0" style:font-size-asian="10.5pt" style:font-style-asian="normal" style:font-weight-asian="normal" style:font-size-complex="12pt" style:font-style-complex="normal" style:font-weight-complex="normal"/>
    </style:style>
    <style:style style:name="T34" style:family="text">
      <style:text-properties style:font-name="Avenir Next" fo:font-size="12pt" fo:font-style="normal" style:text-underline-style="none" fo:font-weight="normal" officeooo:rsid="0026c843" fo:background-color="#afd095" loext:char-shading-value="0" style:font-size-asian="10.5pt" style:font-style-asian="normal" style:font-weight-asian="normal" style:font-size-complex="12pt" style:font-style-complex="normal" style:font-weight-complex="normal"/>
    </style:style>
    <style:style style:name="T35" style:family="text">
      <style:text-properties style:font-name="Avenir Next" fo:font-size="12pt" fo:font-style="normal" style:text-underline-style="none" fo:font-weight="normal" officeooo:rsid="003ef57b" fo:background-color="#afd095" loext:char-shading-value="0" style:font-size-asian="10.5pt" style:font-style-asian="normal" style:font-weight-asian="normal" style:font-size-complex="12pt" style:font-style-complex="normal" style:font-weight-complex="normal"/>
    </style:style>
    <style:style style:name="T36" style:family="text">
      <style:text-properties style:font-name="Avenir Next" fo:font-size="12pt" fo:font-style="normal" style:text-underline-style="none" fo:font-weight="normal" officeooo:rsid="00433e15" fo:background-color="#afd095" loext:char-shading-value="0" style:font-size-asian="10.5pt" style:font-style-asian="normal" style:font-weight-asian="normal" style:font-size-complex="12pt" style:font-style-complex="normal" style:font-weight-complex="normal"/>
    </style:style>
    <style:style style:name="T37" style:family="text">
      <style:text-properties style:font-name="Avenir Next" fo:font-size="12pt" fo:font-style="normal" style:text-underline-style="none" fo:font-weight="normal" officeooo:rsid="00214f9f" fo:background-color="transparent" loext:char-shading-value="0" style:font-size-asian="10.5pt" style:font-style-asian="normal" style:font-weight-asian="normal" style:font-size-complex="12pt" style:font-style-complex="normal" style:font-weight-complex="normal"/>
    </style:style>
    <style:style style:name="T38" style:family="text">
      <style:text-properties style:font-name="Avenir Next" fo:font-size="12pt" fo:font-style="normal" style:text-underline-style="none" fo:font-weight="normal" officeooo:rsid="002f35dd" fo:background-color="transparent" loext:char-shading-value="0" style:font-size-asian="10.5pt" style:font-style-asian="normal" style:font-weight-asian="normal" style:font-size-complex="12pt" style:font-style-complex="normal" style:font-weight-complex="normal"/>
    </style:style>
    <style:style style:name="T39" style:family="text">
      <style:text-properties style:font-name="Avenir Next" fo:font-size="12pt" fo:font-style="normal" style:text-underline-style="none" officeooo:rsid="0026c843" style:font-size-asian="10.5pt" style:font-style-asian="normal" style:font-size-complex="12pt" style:font-style-complex="normal"/>
    </style:style>
    <style:style style:name="T40" style:family="text">
      <style:text-properties style:font-name="Avenir Next" fo:font-size="12pt" fo:font-style="normal" style:text-underline-style="none" officeooo:rsid="006a58a6" style:font-size-asian="10.5pt" style:font-style-asian="normal" style:font-size-complex="12pt" style:font-style-complex="normal"/>
    </style:style>
    <style:style style:name="T41" style:family="text">
      <style:text-properties style:font-name="Avenir Next" fo:font-size="12pt" fo:font-style="normal" style:text-underline-style="none" officeooo:rsid="006ad644" style:font-size-asian="10.5pt" style:font-style-asian="normal" style:font-size-complex="12pt" style:font-style-complex="normal"/>
    </style:style>
    <style:style style:name="T42" style:family="text">
      <style:text-properties style:font-name="Avenir Next" fo:font-size="12pt" style:text-underline-style="solid" style:text-underline-width="auto" style:text-underline-color="font-color" fo:font-weight="bold" officeooo:rsid="00113da3" style:font-size-asian="10.5pt" style:font-weight-asian="bold" style:font-size-complex="12pt" style:font-weight-complex="bold"/>
    </style:style>
    <style:style style:name="T43" style:family="text">
      <style:text-properties style:font-name="Avenir Next" fo:font-size="12pt" style:text-underline-style="solid" style:text-underline-width="auto" style:text-underline-color="font-color" fo:font-weight="bold" officeooo:rsid="0024baa4" style:font-size-asian="10.5pt" style:font-weight-asian="bold" style:font-size-complex="12pt" style:font-weight-complex="bold"/>
    </style:style>
    <style:style style:name="T44" style:family="text">
      <style:text-properties style:font-name="Avenir Next" fo:font-size="12pt" style:text-underline-style="solid" style:text-underline-width="auto" style:text-underline-color="font-color" fo:font-weight="bold" officeooo:rsid="002273f2" style:font-size-asian="10.5pt" style:font-weight-asian="bold" style:font-size-complex="12pt" style:font-weight-complex="bold"/>
    </style:style>
    <style:style style:name="T45" style:family="text">
      <style:text-properties style:font-name="Avenir Next" fo:font-size="12pt" style:text-underline-style="solid" style:text-underline-width="auto" style:text-underline-color="font-color" fo:font-weight="bold" officeooo:rsid="0025e743" style:font-size-asian="10.5pt" style:font-weight-asian="bold" style:font-size-complex="12pt" style:font-weight-complex="bold"/>
    </style:style>
    <style:style style:name="T46" style:family="text">
      <style:text-properties style:font-name="Avenir Next" fo:font-size="12pt" style:text-underline-style="solid" style:text-underline-width="auto" style:text-underline-color="font-color" fo:font-weight="bold" officeooo:rsid="002f3515" style:font-size-asian="10.5pt" style:font-weight-asian="bold" style:font-size-complex="12pt" style:font-weight-complex="bold"/>
    </style:style>
    <style:style style:name="T47" style:family="text">
      <style:text-properties style:font-name="Avenir Next" fo:font-size="12pt" fo:font-style="italic" style:text-underline-style="none" fo:font-weight="bold" officeooo:rsid="004696c1" fo:background-color="transparent" loext:char-shading-value="0" style:font-size-asian="10.5pt" style:font-style-asian="italic" style:font-weight-asian="bold" style:font-size-complex="12pt" style:font-style-complex="italic" style:font-weight-complex="bold"/>
    </style:style>
    <style:style style:name="T48" style:family="text">
      <style:text-properties style:font-name="Avenir Next" fo:font-size="12pt" fo:font-style="italic" style:text-underline-style="none" fo:font-weight="bold" officeooo:rsid="0025e743" fo:background-color="transparent" loext:char-shading-value="0" style:font-size-asian="10.5pt" style:font-style-asian="italic" style:font-weight-asian="bold" style:font-size-complex="12pt" style:font-style-complex="italic" style:font-weight-complex="bold"/>
    </style:style>
    <style:style style:name="T49" style:family="text">
      <style:text-properties style:font-name="Avenir Next" fo:font-size="12pt" fo:font-style="italic" style:text-underline-style="none" fo:font-weight="bold" officeooo:rsid="0050990f" fo:background-color="transparent" loext:char-shading-value="0" style:font-size-asian="10.5pt" style:font-style-asian="italic" style:font-weight-asian="bold" style:font-size-complex="12pt" style:font-style-complex="italic" style:font-weight-complex="bold"/>
    </style:style>
    <style:style style:name="T50" style:family="text">
      <style:text-properties style:font-name="Avenir Next" fo:font-size="12pt" fo:font-style="italic" style:text-underline-style="none" fo:font-weight="bold" officeooo:rsid="002f3515" fo:background-color="#afd095" loext:char-shading-value="0" style:font-size-asian="10.5pt" style:font-style-asian="italic" style:font-weight-asian="bold" style:font-size-complex="12pt" style:font-style-complex="italic" style:font-weight-complex="bold"/>
    </style:style>
    <style:style style:name="T51" style:family="text">
      <style:text-properties style:text-underline-style="none" officeooo:rsid="00144904"/>
    </style:style>
    <style:style style:name="T52" style:family="text">
      <style:text-properties style:text-underline-style="none" officeooo:rsid="002d0738" fo:background-color="#afd095" loext:char-shading-value="0"/>
    </style:style>
    <style:style style:name="T53" style:family="text">
      <style:text-properties style:text-underline-style="none" officeooo:rsid="00144904" fo:background-color="#afd095" loext:char-shading-value="0"/>
    </style:style>
    <style:style style:name="T54" style:family="text">
      <style:text-properties style:text-underline-style="none" officeooo:rsid="00348670" fo:background-color="#afd095" loext:char-shading-value="0"/>
    </style:style>
    <style:style style:name="T55" style:family="text">
      <style:text-properties style:text-underline-style="none" officeooo:rsid="001e0c0c" fo:background-color="#afd095" loext:char-shading-value="0"/>
    </style:style>
    <style:style style:name="T56" style:family="text">
      <style:text-properties style:text-underline-style="none" officeooo:rsid="001e0c0c"/>
    </style:style>
    <style:style style:name="T57" style:family="text">
      <style:text-properties officeooo:rsid="00144904"/>
    </style:style>
    <style:style style:name="T58" style:family="text">
      <style:text-properties fo:background-color="#afd095" loext:char-shading-value="0"/>
    </style:style>
    <style:style style:name="T59" style:family="text">
      <style:text-properties officeooo:rsid="0037c383" fo:background-color="#afd095" loext:char-shading-value="0"/>
    </style:style>
    <style:style style:name="T60" style:family="text">
      <style:text-properties officeooo:rsid="00227b5b"/>
    </style:style>
    <style:style style:name="T61" style:family="text">
      <style:text-properties officeooo:rsid="00339f1b"/>
    </style:style>
    <style:style style:name="T62" style:family="text">
      <style:text-properties fo:font-style="normal" style:font-style-asian="normal" style:font-style-complex="normal"/>
    </style:style>
    <style:style style:name="T63" style:family="text">
      <style:text-properties fo:font-style="normal" officeooo:rsid="0026c843" style:font-style-asian="normal" style:font-style-complex="normal"/>
    </style:style>
    <style:style style:name="T64" style:family="text">
      <style:text-properties fo:font-style="normal" officeooo:rsid="006a58a6" style:font-style-asian="normal" style:font-style-complex="normal"/>
    </style:style>
    <style:style style:name="T65" style:family="text">
      <style:text-properties fo:font-style="normal" officeooo:rsid="006ad644" style:font-style-asian="normal" style:font-style-complex="normal"/>
    </style:style>
    <style:style style:name="T66" style:family="text">
      <style:text-properties fo:font-style="normal" officeooo:rsid="0029a17c" style:font-style-asian="normal" style:font-style-complex="normal"/>
    </style:style>
    <style:style style:name="T67" style:family="text">
      <style:text-properties fo:font-style="normal" officeooo:rsid="003a5017" style:font-style-asian="normal" style:font-style-complex="normal"/>
    </style:style>
    <style:style style:name="T68" style:family="text">
      <style:text-properties officeooo:rsid="0030aa48"/>
    </style:style>
    <style:style style:name="T69" style:family="text">
      <style:text-properties officeooo:rsid="0018bf96"/>
    </style:style>
    <style:style style:name="T70" style:family="text">
      <style:text-properties officeooo:rsid="0037c383"/>
    </style:style>
    <style:style style:name="T71" style:family="text">
      <style:text-properties officeooo:rsid="0026c843"/>
    </style:style>
    <style:style style:name="T72" style:family="text">
      <style:text-properties fo:font-weight="bold" officeooo:rsid="0026c843" style:font-weight-asian="bold" style:font-weight-complex="bold"/>
    </style:style>
    <style:style style:name="T73" style:family="text">
      <style:text-properties officeooo:rsid="00389904"/>
    </style:style>
    <style:style style:name="T74" style:family="text">
      <style:text-properties officeooo:rsid="003a5017"/>
    </style:style>
    <style:style style:name="T75" style:family="text">
      <style:text-properties officeooo:rsid="0029a17c"/>
    </style:style>
    <style:style style:name="T76" style:family="text">
      <style:text-properties officeooo:rsid="0024baa4"/>
    </style:style>
    <style:style style:name="T77" style:family="text">
      <style:text-properties officeooo:rsid="0064b1fd"/>
    </style:style>
    <style:style style:name="T78" style:family="text">
      <style:text-properties officeooo:rsid="0064cc24"/>
    </style:style>
    <style:style style:name="T79" style:family="text">
      <style:text-properties officeooo:rsid="006a58a6"/>
    </style:style>
    <style:style style:name="T80" style:family="text">
      <style:text-properties officeooo:rsid="006ad644"/>
    </style:style>
    <style:style style:name="T81" style:family="text">
      <style:text-properties officeooo:rsid="002d4c29"/>
    </style:style>
    <style:style style:name="T82" style:family="text">
      <style:text-properties fo:font-weight="normal" style:font-weight-asian="normal" style:font-weight-complex="normal"/>
    </style:style>
    <style:style style:name="T83" style:family="text">
      <style:text-properties fo:font-weight="normal" officeooo:rsid="002d4c29" style:font-weight-asian="normal" style:font-weight-complex="normal"/>
    </style:style>
    <style:style style:name="T84" style:family="text">
      <style:text-properties fo:font-weight="normal" officeooo:rsid="002f35dd" style:font-weight-asian="normal" style:font-weight-complex="normal"/>
    </style:style>
    <style:style style:name="T85" style:family="text">
      <style:text-properties officeooo:rsid="002f35dd"/>
    </style:style>
    <style:style style:name="T86" style:family="text">
      <style:text-properties officeooo:rsid="003095b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>Airi Chow (#40003396)</text:p>
      <text:p text:style-name="P39">COMP 479</text:p>
      <text:p text:style-name="P39">Fall ‘20</text:p>
      <text:p text:style-name="P40"/>
      <text:p text:style-name="P41">Project #<text:span text:style-name="T1">2</text:span></text:p>
      <text:p text:style-name="P42"/>
      <text:p text:style-name="P1">Using Python3</text:p>
      <text:p text:style-name="P49">Yellow Highlight: Issue with running.</text:p>
      <text:p text:style-name="P48">Green Highlight: Given names for outputs/inputs.</text:p>
      <text:p text:style-name="P1"/>
      <text:p text:style-name="P9">Preprocessing:</text:p>
      <text:p text:style-name="P9"/>
      <text:p text:style-name="P28">Step #1 – Reading the Reuter’s collection</text:p>
      <text:p text:style-name="P10">(block-1-reader.py)</text:p>
      <text:p text:style-name="P10"/>
      <text:list xml:id="list1967349063" text:style-name="L1">
        <text:list-item>
          <text:p text:style-name="P51">python3 ./block-1-reader.py --path reuters21578</text:p>
        </text:list-item>
        <text:list-item>
          <text:p text:style-name="P60"><text:span text:style-name="T51">python3 ./block-1-reader.py --path reuters21578 -o </text:span><text:span text:style-name="T52">collection</text:span><text:span text:style-name="T53">.json</text:span></text:p>
          <text:p text:style-name="P55"/>
        </text:list-item>
      </text:list>
      <text:p text:style-name="P32">============================================================</text:p>
      <text:p text:style-name="P32">Input: <text:span text:style-name="T57">reuters21578 </text:span>(Corpus’ path)</text:p>
      <text:p text:style-name="P43"><text:span text:style-name="T2">Output: </text:span><text:span text:style-name="T3">Creates a JSON file of the entire collection of </text:span><text:span text:style-name="T2">SGM </text:span><text:span text:style-name="T4">000 </text:span><text:span text:style-name="T3">to</text:span><text:span text:style-name="T4"> 021</text:span><text:span text:style-name="T2"> data as a string.</text:span></text:p>
      <text:p text:style-name="P25">============================================================</text:p>
      <text:p text:style-name="P34"/>
      <text:p text:style-name="P34">- <text:span text:style-name="T69">Changing directory to /reuters21578 to scan for .sgm files.</text:span></text:p>
      <text:p text:style-name="P34">- open(file_name,'r', errors='ignore'): <text:span text:style-name="T69">Opening files but set errors parameter to ignore due to unicode issue in sgm17.</text:span></text:p>
      <text:p text:style-name="P31">Error: </text:p>
      <text:p text:style-name="P8">UnicodeDecodeError: 'utf-8' codec can't decode byte 0xfc in position 1519554: invalid start byte</text:p>
      <text:p text:style-name="P7"/>
      <text:p text:style-name="P28">Step #2 – Extracting the raw text of each article from the corpus </text:p>
      <text:p text:style-name="P15">(block-2-document-segmenter.py)</text:p>
      <text:p text:style-name="P14"/>
      <text:list xml:id="list857893713" text:style-name="L2">
        <text:list-item>
          <text:p text:style-name="P56"><text:span text:style-name="T56">python3 ./block-1-reader.py --path reuters21578 | python3 ./block-2-document-segmenter.py -o </text:span><text:span text:style-name="T58">documents.json </text:span></text:p>
        </text:list-item>
        <text:list-item>
          <text:p text:style-name="P61"><text:span text:style-name="T56">python3 ./block-2-document-segmenter.py -i </text:span><text:span text:style-name="T52">collection</text:span><text:span text:style-name="T53">.json</text:span><text:span text:style-name="T56"> -o </text:span><text:span text:style-name="T54">documents</text:span><text:span text:style-name="T55">.json</text:span></text:p>
        </text:list-item>
      </text:list>
      <text:p text:style-name="P32"/>
      <text:p text:style-name="P32">============================================================</text:p>
      <text:p text:style-name="P43"><text:span text:style-name="T5">- Input: </text:span><text:span text:style-name="T10">collection</text:span><text:span text:style-name="T11">.json</text:span><text:span text:style-name="T5"> contains all the documents </text:span><text:span text:style-name="T6">or pipelined stdin data from</text:span></text:p>
      <text:p text:style-name="P43"><text:span text:style-name="T5">- Output: Creates </text:span><text:span text:style-name="T6">a</text:span><text:span text:style-name="T5"> </text:span><text:span text:style-name="T6">JSON file</text:span><text:span text:style-name="T5"> with </text:span><text:span text:style-name="T7">the</text:span><text:span text:style-name="T6"> documents </text:span><text:span text:style-name="T7">from the entire collection</text:span><text:span text:style-name="T5">.</text:span></text:p>
      <text:p text:style-name="P26">============================================================</text:p>
      <text:p text:style-name="P26"/>
      <text:p text:style-name="P38">- **BeautifulSoup must be installed to parse the documents.</text:p>
      <text:p text:style-name="P38"><text:soft-page-break/><text:span text:style-name="T63">- **</text:span><text:span text:style-name="T64">JSON is needed to parse </text:span><text:span text:style-name="T65">the pipelined data</text:span></text:p>
      <text:p text:style-name="P33">- replace("reuters", "REUTERS") is used to satisfied the assert &lt;REUTERS&gt; since html parser lower-cases the tags.</text:p>
      <text:p text:style-name="P33">- sys.stdin.isatty(): <text:span text:style-name="T61">C</text:span><text:span text:style-name="T68">heck if stdin filestream is being used.</text:span></text:p>
      <text:p text:style-name="P33">- sys.stdin.read(): <text:span text:style-name="T61">R</text:span><text:span text:style-name="T68">ead the pipelined data</text:span></text:p>
      <text:p text:style-name="P44"><text:span text:style-name="T5">- str(</text:span><text:span text:style-name="T8">document</text:span><text:span text:style-name="T5">): </text:span><text:span text:style-name="T9">C</text:span><text:span text:style-name="T5">hange the “tag” object to “string”</text:span></text:p>
      <text:p text:style-name="P22"><text:span text:style-name="T60">- enumerate(documents): </text:span><text:span text:style-name="T61">Used to iterate but keep an index variable</text:span></text:p>
      <text:p text:style-name="P22"/>
      <text:p text:style-name="P44"><text:span text:style-name="T42">Step #3 – </text:span><text:span text:style-name="T43">Extraction</text:span></text:p>
      <text:p text:style-name="P29">(block-3-extractor.py)</text:p>
      <text:p text:style-name="P29"/>
      <text:p text:style-name="P13">Tested Commands</text:p>
      <text:list xml:id="list3416866163" text:style-name="L3">
        <text:list-item>
          <text:p text:style-name="P63"><text:span text:style-name="T12">python3 ./block-3-extractor.py -i </text:span><text:span text:style-name="T17">document</text:span><text:span text:style-name="T18">s</text:span><text:span text:style-name="T17">.json</text:span><text:span text:style-name="T12"> -o </text:span><text:span text:style-name="T19">articles</text:span><text:span text:style-name="T17">.json</text:span><text:span text:style-name="T12"> </text:span></text:p>
        </text:list-item>
        <text:list-item>
          <text:p text:style-name="P52">python3 ./block-1-reader.py --path reuters21578 | python3 ./block-2-document-segmenter.py | python3 ./block-3-extractor.py -<text:span text:style-name="T70">o </text:span><text:span text:style-name="T59">articles.json</text:span></text:p>
        </text:list-item>
      </text:list>
      <text:p text:style-name="P2"/>
      <text:p text:style-name="P3">============================================================</text:p>
      <text:p text:style-name="P44"><text:span text:style-name="T23">- Input:</text:span><text:span text:style-name="T37"> </text:span><text:span text:style-name="T34">document</text:span><text:span text:style-name="T35">s</text:span><text:span text:style-name="T33">.json</text:span><text:span text:style-name="T23"> </text:span><text:span text:style-name="T24">contains </text:span><text:span text:style-name="T27">all the</text:span><text:span text:style-name="T25"> documents </text:span><text:span text:style-name="T27">of the collection. (This is the list of tokens”</text:span></text:p>
      <text:p text:style-name="P44"><text:span text:style-name="T24">- Output: </text:span><text:span text:style-name="T27">list of </text:span><text:span text:style-name="T26">dictionaries</text:span><text:span text:style-name="T27">(List F)</text:span><text:span text:style-name="T24"> with “ID and Text” </text:span><text:span text:style-name="T27">(Term-document pairs)</text:span><text:span text:style-name="T24"> </text:span></text:p>
      <text:p text:style-name="P17">============================================================</text:p>
      <text:p text:style-name="P20"/>
      <text:p text:style-name="P20"><text:span text:style-name="T71">- </text:span><text:span text:style-name="T72">**BeautifulSoup must be installed to parse the documents.</text:span></text:p>
      <text:p text:style-name="P16">- document_id: <text:span text:style-name="T73">Consists of ID with whitespace and escape characters</text:span></text:p>
      <text:p text:style-name="P20">- document_id_arr: <text:span text:style-name="T74">Consists of an array with one element (the ID #). </text:span><text:span text:style-name="T75">Python’s regex library is used to parse the document_id without the escaped characters and whitespace.</text:span></text:p>
      <text:p text:style-name="P20">- document.body.contents[0]: <text:span text:style-name="T74">Used to get the b</text:span>ody tag's text</text:p>
      <text:p text:style-name="P33"><text:span text:style-name="T62">- </text:span><text:span text:style-name="T66">str(text): </text:span><text:span text:style-name="T67">C</text:span><text:span text:style-name="T66">ast the iterable string to a normal string.</text:span></text:p>
      <text:p text:style-name="P23">- re.sub(r"[\\]+","",text): Remove escaped backslash lines</text:p>
      <text:p text:style-name="P23"/>
      <text:p text:style-name="P30">Step #4 – <text:span text:style-name="T76">Tokenisation</text:span></text:p>
      <text:p text:style-name="P30">(block-4-tokeniser.py)</text:p>
      <text:p text:style-name="P35"/>
      <text:p text:style-name="P11">Tested Commands</text:p>
      <text:list xml:id="list3484198871" text:style-name="L4">
        <text:list-item>
          <text:p text:style-name="P53">python3 block-4-tokenizer.py -i <text:span text:style-name="T58">articles.json</text:span> -o <text:span text:style-name="T58">tokens.json </text:span></text:p>
        </text:list-item>
        <text:list-item>
          <text:p text:style-name="P62">python3 ./block-1-reader.py --path reuters21578 | python3 ./block-2-document-segmenter.py | python3 ./block-3-extractor.py | python3 ./block-4-tokenizer.py -o <text:span text:style-name="T58">tokens.json</text:span></text:p>
        </text:list-item>
      </text:list>
      <text:p text:style-name="P21"/>
      <text:p text:style-name="P4">============================================================</text:p>
      <text:p text:style-name="P45"><text:span text:style-name="T23">- Input: </text:span><text:span text:style-name="T36">articles</text:span><text:span text:style-name="T33">.json</text:span><text:span text:style-name="T23"> </text:span><text:span text:style-name="T24">contains </text:span><text:span text:style-name="T27">lists of <text:s/></text:span><text:span text:style-name="T26">dictionaries with ID and Text</text:span><text:span text:style-name="T28"> </text:span><text:span text:style-name="T27">(Term-Document ID pairs)</text:span></text:p>
      <text:p text:style-name="P45"><text:span text:style-name="T24">- Output: </text:span><text:span text:style-name="T29">Lists of Tokens</text:span><text:span text:style-name="T30"> </text:span><text:span text:style-name="T29"><text:s/>[ID, Token]</text:span></text:p>
      <text:p text:style-name="P18"><text:soft-page-break/>============================================================</text:p>
      <text:p text:style-name="P21"/>
      <text:p text:style-name="P45"><text:span text:style-name="T13">- **</text:span><text:span text:style-name="T14">NLTK</text:span><text:span text:style-name="T13"> must be installed to </text:span><text:span text:style-name="T14">tokenise</text:span><text:span text:style-name="T13"> the </text:span><text:span text:style-name="T14">texts</text:span><text:span text:style-name="T13">.</text:span></text:p>
      <text:p text:style-name="P50"><text:span text:style-name="T39">- **</text:span><text:span text:style-name="T40">JSON is needed to parse </text:span><text:span text:style-name="T41">the pipelined data</text:span></text:p>
      <text:p text:style-name="P37">- word_tokenize(full_text): Use NLTK to tokenise the text.</text:p>
      <text:p text:style-name="P37">- <text:span text:style-name="T77">Since the pipelined document needs to be properly formatted into JSON, some replacements are needed.</text:span></text:p>
      <text:p text:style-name="P37"><text:tab/>- data.replace("}","},")</text:p>
      <text:p text:style-name="P37"><text:tab/>- data= re.sub(r"{","[{",data, count=1) <text:span text:style-name="T78">#For start of index</text:span></text:p>
      <text:p text:style-name="P37"><text:tab/>- data= re.sub(r"},$","}]",data, count=1) </text:p>
      <text:p text:style-name="P24"/>
      <text:p text:style-name="P46"><text:span text:style-name="T42">Step #5 – </text:span><text:span text:style-name="T44"><text:s/></text:span><text:span text:style-name="T45">Sorting </text:span><text:span text:style-name="T46">&amp; Building an Index</text:span></text:p>
      <text:p text:style-name="P46"><text:span text:style-name="T42">(block-5-</text:span><text:span text:style-name="T45">sorter</text:span><text:span text:style-name="T42">.py)</text:span></text:p>
      <text:p text:style-name="P36"/>
      <text:p text:style-name="P12">Tested Commands</text:p>
      <text:list xml:id="list4176512692" text:style-name="L5">
        <text:list-item>
          <text:p text:style-name="P64"><text:span text:style-name="T15">python3 ./block-5-</text:span><text:span text:style-name="T16">sorter</text:span><text:span text:style-name="T15">.py -i </text:span><text:span text:style-name="T20">tokens.json</text:span><text:span text:style-name="T15"> -o </text:span><text:span text:style-name="T21">index.json</text:span></text:p>
        </text:list-item>
        <text:list-item>
          <text:p text:style-name="P64"><text:span text:style-name="T47">python3 ./block-1-reader.py --path reuters21578 | python3 ./block-2-document-segmenter.py | python3 ./block-3-extractor.py | python3 ./block-4-tokenizer.py | python3 ./block-5-</text:span><text:span text:style-name="T48">sorter</text:span><text:span text:style-name="T47">.py -</text:span><text:span text:style-name="T49">o </text:span><text:span text:style-name="T50">index.json</text:span></text:p>
        </text:list-item>
      </text:list>
      <text:p text:style-name="P6"/>
      <text:p text:style-name="P5">============================================================</text:p>
      <text:p text:style-name="P47"><text:span text:style-name="T23">- Input: </text:span><text:span text:style-name="T29">Lists of Tokens</text:span><text:span text:style-name="T30"> </text:span><text:span text:style-name="T29"><text:s/>[ID, Token]</text:span></text:p>
      <text:p text:style-name="P46"><text:span text:style-name="T24">- Output: </text:span><text:span text:style-name="T32">A sorted dictionary with unique terms as the key and strings of docIDs as the value.</text:span></text:p>
      <text:p text:style-name="P19">============================================================</text:p>
      <text:p text:style-name="P54"/>
      <text:p text:style-name="P27"><text:span text:style-name="T71">- **</text:span><text:span text:style-name="T79">JSON is needed to parse </text:span><text:span text:style-name="T80">the pipelined data</text:span></text:p>
      <text:p text:style-name="P27">- (set(map(tuple,data)):<text:span text:style-name="T82"> </text:span><text:span text:style-name="T83">Convert the list to tuple then remove the duplicate tuples. If you do set(data), it won’t work because the data is a list.</text:span></text:p>
      <text:p text:style-name="P27"><text:span text:style-name="T81">- key=lambda token: (token[1], float(token[0]): </text:span><text:span text:style-name="T83">Part of the sorted() function. Sort first by the second parameter which is the token, then by the first value which is the document ID. Note that a conversion is needed because the ID is seen as a string and it is sorting alphabetically rather than as a number.</text:span></text:p>
      <text:p text:style-name="P27"><text:span text:style-name="T83"/></text:p>
      <text:p text:style-name="P27"><text:span text:style-name="T83">- </text:span><text:span text:style-name="T84">For indexing building, I’m using a dictionary(index).</text:span></text:p>
      <text:p text:style-name="P65"><text:span text:style-name="T38">- </text:span><text:span text:style-name="T22">index[current_token] = str(token[0]): </text:span><text:span text:style-name="T38">If the token doesn’t exist, the token will be added to the dictionary. The value is the string version of the docID.</text:span></text:p>
      <text:p text:style-name="P58"><text:span text:style-name="T84">- </text:span><text:span text:style-name="T85">current_listing = index[current_token]</text:span></text:p>
      <text:p text:style-name="P58"><text:span text:style-name="T85"><text:s text:c="3"/>index[current_token] = current_listing + ", " + str(token[0]):</text:span><text:span text:style-name="T84"> If the token does exist, the value must be updated by appending the docID to the current docIDs.</text:span></text:p>
      <text:p text:style-name="P59"/>
      <text:p text:style-name="P5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Avenir Next" svg:font-family="'Avenir Nex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0-10-16T23:14:53.535400286</dc:date>
    <meta:editing-duration>PT2H15M56S</meta:editing-duration>
    <meta:editing-cycles>13</meta:editing-cycles>
    <meta:generator>LibreOffice/7.0.0.3$MacOSX_X86_64 LibreOffice_project/8061b3e9204bef6b321a21033174034a5e2ea88e</meta:generator>
    <meta:document-statistic meta:table-count="0" meta:image-count="0" meta:object-count="0" meta:page-count="3" meta:paragraph-count="83" meta:word-count="688" meta:character-count="5318" meta:non-whitespace-character-count="4707"/>
  </office:meta>
</office:document-meta>
</file>